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6c29" officeooo:paragraph-rsid="00076c29"/>
    </style:style>
    <style:style style:name="P2" style:family="paragraph" style:parent-style-name="Text_20_body">
      <style:text-properties officeooo:rsid="00095650" officeooo:paragraph-rsid="00095650"/>
    </style:style>
    <style:style style:name="P3" style:family="paragraph" style:parent-style-name="Text_20_body">
      <style:text-properties officeooo:rsid="000a8d19" officeooo:paragraph-rsid="000a8d19" fo:background-color="#ffff00"/>
    </style:style>
    <style:style style:name="P4" style:family="paragraph" style:parent-style-name="Text_20_body">
      <style:text-properties officeooo:rsid="000f044b" officeooo:paragraph-rsid="000f044b"/>
    </style:style>
    <style:style style:name="P5" style:family="paragraph" style:parent-style-name="Text_20_body">
      <style:text-properties officeooo:rsid="000f13f8" officeooo:paragraph-rsid="000f13f8"/>
    </style:style>
    <style:style style:name="P6" style:family="paragraph" style:parent-style-name="Standard">
      <style:text-properties officeooo:rsid="00076c29" officeooo:paragraph-rsid="00076c29"/>
    </style:style>
    <style:style style:name="P7" style:family="paragraph" style:parent-style-name="Standard">
      <style:text-properties officeooo:rsid="000b2630" officeooo:paragraph-rsid="000b2630"/>
    </style:style>
    <style:style style:name="P8" style:family="paragraph" style:parent-style-name="Standard">
      <style:text-properties officeooo:rsid="000d1e0d" officeooo:paragraph-rsid="000d1e0d"/>
    </style:style>
    <style:style style:name="P9" style:family="paragraph" style:parent-style-name="Standard">
      <style:text-properties officeooo:rsid="000eae72" officeooo:paragraph-rsid="000eae72"/>
    </style:style>
    <style:style style:name="P10" style:family="paragraph" style:parent-style-name="Standard">
      <style:text-properties officeooo:rsid="00076c29" officeooo:paragraph-rsid="00076c29"/>
    </style:style>
    <style:style style:name="P11" style:family="paragraph" style:parent-style-name="Standard">
      <style:text-properties officeooo:rsid="0012599a" officeooo:paragraph-rsid="00125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nox is Samsung's defense-grade security platform built into our latest mobile devices. To keep our devices secure, Knox leverages a processsor architecture known as ARM TrustZone. In TrustZone, there are two worlds, the Normal World, and the Secure World. Virtually all smartphone software as we know today still runs in Normal World. The Secure World is reserved for highly sensitive computations, and is used extensively by Knox for protecting enterprise confidential data.</text:p>
      <text:p text:style-name="Standard"/>
      <text:p text:style-name="P6"><text:a xlink:type="simple" xlink:href="https://stackoverflow.com/questions/12334069/handling-arm-trustzones" text:style-name="Internet_20_link" text:visited-style-name="Visited_20_Internet_20_Link">https://stackoverflow.com/questions/12334069/handling-arm-trustzones</text:a></text:p>
      <text:p text:style-name="P1"><text:a xlink:type="simple" xlink:href="https://github.com/OP-TEE/optee_os/blob/master/documentation/rpi3.md" text:style-name="Internet_20_link" text:visited-style-name="Visited_20_Internet_20_Link">https://github.com/OP-TEE/optee_os/blob/master/documentation/rpi3.md</text:a></text:p>
      <text:p text:style-name="P4"><text:a xlink:type="simple" xlink:href="https://www.arm.com/products/security-on-arm/trustzone" text:style-name="Internet_20_link" text:visited-style-name="Visited_20_Internet_20_Link">https://www.arm.com/products/security-on-arm/trustzone</text:a></text:p>
      <text:p text:style-name="P4"><text:a xlink:type="simple" xlink:href="https://developer.arm.com/technologies/trustzone" text:style-name="Internet_20_link" text:visited-style-name="Visited_20_Internet_20_Link">https://developer.arm.com/technologies/trustzone</text:a></text:p>
      <text:p text:style-name="P5"><text:a xlink:type="simple" xlink:href="https://stackoverflow.com/questions/38555687/implementation-of-arm-trustzone-on-raspberry-pi" text:style-name="Internet_20_link" text:visited-style-name="Visited_20_Internet_20_Link">https://stackoverflow.com/questions/38555687/implementation-of-arm-trustzone-on-raspberry-pi</text:a></text:p>
      <text:p text:style-name="P5">https://github.com/ARM-software/arm-trusted-firmware/blob/master/docs/plat/rpi3.rst</text:p>
      <text:p text:style-name="P3">https://github.com/ARM-software/arm-trusted-firmware/blob/master/docs/plat/rpi3.rst</text:p>
      <text:p text:style-name="P2">https://github.com/OP-TEE/build</text:p>
      <text:p text:style-name="P1">TrustZone technology within <text:a xlink:type="simple" xlink:href="https://www.arm.com/products/processors/cortex-a" text:style-name="Internet_20_link" text:visited-style-name="Visited_20_Internet_20_Link">Cortex-A</text:a> based application processors is commonly used to run trusted boot and a trusted OS to create a <text:a xlink:type="simple" xlink:href="https://developer.arm.com/technologies/trustzone" text:style-name="Internet_20_link" text:visited-style-name="Visited_20_Internet_20_Link">Trusted Execution Environment (TEE)</text:a>. Typical use cases include the protection of authentication mechanisms, cryptography, key material and Digital rights management (DRM). Applications that run in the secure world are called Trusted Apps.</text:p>
      <text:p text:style-name="Text_20_body">The partitioning of the two worlds is achieved by hardware logic present in the AMBA bus fabric, peripherals and processors. Each physical processor core has two virtual cores: one considered secure and the other non-secure and a robust mechanism is provided to context switch between them (Secure Monitor exception).  The entry to the secure monitor can be triggered by software executing a dedicated Secure Monitor Call (SMC) instruction or by a number of exception mechanisms. The monitor code typically saves the state of the current world and restores the state of the world it’s being switched to.</text:p>
      <text:p text:style-name="P6">authentication mechanisms, cryptography, key material and Digital rights management (DRM). Applications that run in the secure world are called Trusted Apps.</text:p>
      <text:p text:style-name="P6"/>
      <text:p text:style-name="P6"/>
      <text:p text:style-name="P11">Otherpurpose</text:p>
      <text:p text:style-name="P6"/>
      <text:p text:style-name="P7">OpenCv</text:p>
      <text:p text:style-name="P7">droidcam install in mobile</text:p>
      <text:p text:style-name="P7"/>
      <text:p text:style-name="P8"><text:a xlink:type="simple" xlink:href="https://www.learnopencv.com/install-opencv3-on-ubuntu/" text:style-name="Internet_20_link" text:visited-style-name="Visited_20_Internet_20_Link">https://www.learnopencv.com/install-opencv3-on-ubuntu/</text:a></text:p>
      <text:p text:style-name="P8"><text:a xlink:type="simple" xlink:href="https://docs.opencv.org/3.4.1/d2/de6/tutorial_py_setup_in_ubuntu.html" text:style-name="Internet_20_link" text:visited-style-name="Visited_20_Internet_20_Link">https://docs.opencv.org/3.4.1/d2/de6/tutorial_py_setup_in_ubuntu.html</text:a></text:p>
      <text:p text:style-name="P9">http://ubuntuhandbook.org/index.php/2016/12/install-droidcam-ubuntu-16-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6:09:08.999225959</meta:creation-date>
    <meta:editing-duration>PT2M48S</meta:editing-duration>
    <meta:editing-cycles>3</meta:editing-cycles>
    <meta:generator>LibreOffice/5.1.6.2$Linux_X86_64 LibreOffice_project/10m0$Build-2</meta:generator>
    <dc:date>2018-04-16T16:42:22.041303605</dc:date>
    <meta:document-statistic meta:table-count="0" meta:image-count="0" meta:object-count="0" meta:page-count="1" meta:paragraph-count="18" meta:word-count="260" meta:character-count="2374" meta:non-whitespace-character-count="2131"/>
  </office:meta>
</office:document-meta>
</file>